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s New Roman"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78in" style:rel-column-width="15404*"/>
    </style:style>
    <style:style style:name="Table1.B" style:family="table-column">
      <style:table-column-properties style:column-width="1.3646in" style:rel-column-width="12913*"/>
    </style:style>
    <style:style style:name="Table1.C" style:family="table-column">
      <style:table-column-properties style:column-width="1.0514in" style:rel-column-width="9949*"/>
    </style:style>
    <style:style style:name="Table1.D" style:family="table-column">
      <style:table-column-properties style:column-width="1.25in" style:rel-column-width="11829*"/>
    </style:style>
    <style:style style:name="Table1.E" style:family="table-column">
      <style:table-column-properties style:column-width="1.6313in" style:rel-column-width="15440*"/>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78in" style:rel-column-width="15404*"/>
    </style:style>
    <style:style style:name="Table3.B" style:family="table-column">
      <style:table-column-properties style:column-width="1.3646in" style:rel-column-width="12913*"/>
    </style:style>
    <style:style style:name="Table3.C" style:family="table-column">
      <style:table-column-properties style:column-width="1.0514in" style:rel-column-width="9949*"/>
    </style:style>
    <style:style style:name="Table3.D" style:family="table-column">
      <style:table-column-properties style:column-width="1.25in" style:rel-column-width="11829*"/>
    </style:style>
    <style:style style:name="Table3.E" style:family="table-column">
      <style:table-column-properties style:column-width="1.6313in" style:rel-column-width="15440*"/>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B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271in" style:rel-column-width="15397*"/>
    </style:style>
    <style:style style:name="Table2.B" style:family="table-column">
      <style:table-column-properties style:column-width="1.3653in" style:rel-column-width="12920*"/>
    </style:style>
    <style:style style:name="Table2.C" style:family="table-column">
      <style:table-column-properties style:column-width="1.0514in" style:rel-column-width="9949*"/>
    </style:style>
    <style:style style:name="Table2.D" style:family="table-column">
      <style:table-column-properties style:column-width="1.2785in" style:rel-column-width="12098*"/>
    </style:style>
    <style:style style:name="Table2.E" style:family="table-column">
      <style:table-column-properties style:column-width="1.6028in" style:rel-column-width="1517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1pt" style:font-size-asian="11pt" style:font-size-complex="11pt"/>
    </style:style>
    <style:style style:name="P2"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3" style:family="paragraph" style:parent-style-name="Standard">
      <style:paragraph-properties>
        <style:tab-stops>
          <style:tab-stop style:position="3.4374in" style:type="center"/>
          <style:tab-stop style:position="6.9327in" style:type="right"/>
        </style:tab-stops>
      </style:paragraph-properties>
      <style:text-properties style:font-name="Times New Roman" fo:font-size="11pt" fo:font-weight="bold" style:font-size-asian="11pt" style:font-weight-asian="bold" style:font-size-complex="11pt" style:font-weight-complex="bold"/>
    </style:style>
    <style:style style:name="P4" style:family="paragraph" style:parent-style-name="Standard">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paragraph-properties fo:text-align="center" style:justify-single-word="false"/>
      <style:text-properties style:font-name="Times New Roman" fo:font-size="12pt" style:font-size-asian="12pt" style:font-size-complex="12pt"/>
    </style:style>
    <style:style style:name="P8" style:family="paragraph" style:parent-style-name="Standard">
      <style:paragraph-properties fo:text-align="justify" style:justify-single-word="false"/>
      <style:text-properties style:font-name="Times New Roman" fo:font-size="12pt" style:font-size-asian="12pt" style:font-size-complex="12pt"/>
    </style:style>
    <style:style style:name="P9" style:family="paragraph" style:parent-style-name="Standard">
      <style:paragraph-properties>
        <style:tab-stops>
          <style:tab-stop style:position="0.5307in"/>
          <style:tab-stop style:position="3.9965in"/>
        </style:tab-stops>
      </style:paragraph-properties>
      <style:text-properties style:font-name="Times New Roman" fo:font-size="12pt" style:font-size-asian="12pt" style:font-size-complex="12pt"/>
    </style:style>
    <style:style style:name="P10" style:family="paragraph" style:parent-style-name="Standard">
      <style:paragraph-properties fo:text-align="end" style:justify-single-word="false"/>
      <style:text-properties fo:color="#000000" style:text-outline="false" style:text-line-through-styl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1" style:family="paragraph" style:parent-style-name="Standard">
      <style:text-properties fo:color="#000000" style:text-outline="false" style:text-line-through-style="none" style:font-name="Times New Roman" fo:font-size="12pt" fo:language="zxx" fo:country="none" fo:font-style="normal" fo:text-shadow="none" style:text-underline-style="none" fo:font-weight="normal" fo:background-color="transparent" style:font-name-asian="Tahoma" style:font-size-asian="12pt" style:language-asian="en" style:country-asian="US" style:font-style-asian="normal" style:font-weight-asian="normal" style:font-name-complex="Arial" style:font-size-complex="12pt" style:font-style-complex="normal" style:font-weight-complex="normal" style:text-emphasize="none" style:text-overline-style="none" style:text-overline-color="font-color"/>
    </style:style>
    <style:style style:name="P12" style:family="paragraph" style:parent-style-name="Header">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3" style:family="paragraph" style:parent-style-name="Table_20_Contents">
      <style:paragraph-properties fo:text-align="end" style:justify-single-word="false"/>
      <style:text-properties fo:color="#000000" style:text-outline="false" style:text-line-through-styl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4"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Standard" style:list-style-name="L1">
      <style:paragraph-properties>
        <style:tab-stops>
          <style:tab-stop style:position="0.5307in"/>
          <style:tab-stop style:position="3.9965in"/>
        </style:tab-stops>
      </style:paragraph-properties>
      <style:text-properties style:font-name="Times New Roman" fo:font-size="12pt" fo:font-weight="bold" style:font-size-asian="12pt" style:font-weight-asian="bold" style:font-size-complex="12pt" style:font-weight-complex="bold"/>
    </style:style>
    <style:style style:name="P16" style:family="paragraph" style:parent-style-name="Standard" style:list-style-name="L3">
      <style:text-properties style:font-name="Times New Roman" fo:font-size="12pt" fo:font-weight="bold" style:font-size-asian="12pt" style:font-weight-asian="bold" style:font-size-complex="12pt" style:font-weight-complex="bold"/>
    </style:style>
    <style:style style:name="P17" style:family="paragraph" style:parent-style-name="Standard" style:list-style-name="L4">
      <style:text-properties style:font-name="Times New Roman"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ab-stops>
          <style:tab-stop style:position="5.8799in" style:type="center"/>
        </style:tab-stops>
      </style:paragraph-properties>
      <style:text-properties style:font-name="Times New Roman"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fo:color="#000000" style:text-outline="false" style:text-line-through-styl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21" style:family="paragraph" style:parent-style-name="Standard" style:list-style-name="L1">
      <style:paragraph-properties fo:margin-left="0in" fo:margin-right="0in" fo:text-indent="0in" style:auto-text-indent="false">
        <style:tab-stops>
          <style:tab-stop style:position="0.5091in"/>
          <style:tab-stop style:position="4.0161in"/>
        </style:tab-stops>
      </style:paragraph-properties>
      <style:text-properties style:font-name="Times New Roman"/>
    </style:style>
    <style:style style:name="P22" style:family="paragraph" style:parent-style-name="Standard" style:list-style-name="L2">
      <style:paragraph-properties fo:margin-left="-0.0118in" fo:margin-right="0in" fo:text-indent="0in" style:auto-text-indent="false">
        <style:tab-stops>
          <style:tab-stop style:position="0.5327in"/>
          <style:tab-stop style:position="4.0161in"/>
        </style:tab-stops>
      </style:paragraph-properties>
      <style:text-properties style:font-name="Times New Roman"/>
    </style:style>
    <style:style style:name="P23" style:family="paragraph" style:parent-style-name="Standard" style:list-style-name="L2">
      <style:paragraph-properties fo:margin-left="-0.0118in" fo:margin-right="0in" fo:text-indent="0in" style:auto-text-indent="false">
        <style:tab-stops>
          <style:tab-stop style:position="0.5327in"/>
          <style:tab-stop style:position="4.0161in"/>
        </style:tab-stops>
      </style:paragraph-properties>
      <style:text-properties style:font-name="Times New Roman" fo:font-size="12pt" fo:font-weight="normal" style:font-size-asian="12pt" style:font-weight-asian="normal" style:font-size-complex="12pt" style:font-weight-complex="normal"/>
    </style:style>
    <style:style style:name="P2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color="#000000" style:text-outline="false" style:text-line-through-style="none" fo:language="en" fo:country="GB" fo:font-style="normal" fo:text-shadow="none" style:text-underline-style="none" fo:font-weight="normal" style:font-name-asian="Tahoma" style:language-asian="en" style:country-asian="US"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5" style:family="text">
      <style:text-properties fo:color="#000000" style:text-outline="false" style:text-line-through-style="none" fo:language="zxx" fo:country="none" fo:font-style="normal" fo:text-shadow="none" style:text-underline-style="none" fo:background-color="transparent" style:font-name-asian="Tahoma" style:language-asian="en" style:country-asian="US" style:font-style-asian="normal" style:font-name-complex="Arial" style:font-style-complex="normal" style:text-emphasize="none" style:text-overline-style="none" style:text-overline-color="font-color" loext:char-shading-value="0"/>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text-outline="false" style:text-line-through-style="none" style:font-name="Times New Roman" fo:font-style="normal" fo:text-shadow="none" style:text-underline-style="none" style:font-name-asian="Times New Roman" style:font-style-asian="normal" style:font-name-complex="Times New Roman" style:font-style-complex="normal" style:text-emphasize="none" style:text-overline-style="none" style:text-overline-color="font-color"/>
    </style:style>
    <style:style style:name="T10" style:family="text">
      <style:text-properties style:font-name="Times New Roman"/>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style:num-suffix="." style:num-format="1">
        <style:list-level-properties text:list-level-position-and-space-mode="label-alignment">
          <style:list-level-label-alignment text:label-followed-by="listtab" fo:text-indent="-0.2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7"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8"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9"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in" svg:stroke-color="#000000"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text:span text:style-name="T3">TY TNHH MTV XỔ SỐ KIẾN THIẾT</text:span><text:tab/> <text:s text:c="2"/><text:span text:style-name="T7">CỘNG HÒA XÃ HỘI CHỦ NGHĨA VIỆT NAM</text:span></text:p>
      <text:p text:style-name="P12"><text:s text:c="19"/><text:span text:style-name="T9">TRÀ VINH</text:span><text:span text:style-name="T10"><text:tab/> </text:span><text:s text:c="50"/><text:span text:style-name="T2"><text:s/></text:span><text:s text:c="4"/><text:span text:style-name="T6">Độc lập - Tự do - Hạnh phúc</text:span></text:p>
      <text:p text:style-name="P12"><draw:line text:anchor-type="paragraph" draw:z-index="0" draw:style-name="gr1" draw:text-style-name="P24" svg:x1="0.6157in" svg:y1="0.0118in" svg:x2="1.7232in" svg:y2="0.0118in"><text:p/></draw:line></text:p>
      <text:p text:style-name="P12"><text:s text:c="9"/>PHÒNG XỔ SỐ TỰ CHỌN</text:p>
      <text:p text:style-name="P2"/>
      <text:p text:style-name="P5">BIÊN BẢN TỔNG HỢP </text:p>
      <text:p text:style-name="P5">XÁC ĐỊNH DOANH THU XỔ SỐ TỰ CHỌN</text:p>
      <text:p text:style-name="P7">Ngày: <text:placeholder text:placeholder-type="text">&lt;get_date()&gt;</text:placeholder> </text:p>
      <text:p text:style-name="P7">Đài dự thưởng: <text:placeholder text:placeholder-type="text">&lt;get_daiduthuong()&gt;</text:placeholder></text:p>
      <text:p text:style-name="P6"/>
      <text:p text:style-name="P8">Hôm nay, tại Công ty TNHH MTV Xổ Số Kiến Thiết Trà Vinh đã tiến hành kiểm đếm xác nhận doanh thu tiêu thụ, vé hỏng và vé sai kỷ thuật Ngày: <text:placeholder text:placeholder-type="text">&lt;get_date()&gt;</text:placeholder> </text:p>
      <text:p text:style-name="P6"><text:tab/> </text:p>
      <text:p text:style-name="P4">I/ THÀNH PHẦN HỘI ĐỒNG GỒM CÓ: </text:p>
      <text:p text:style-name="P4"><text:s text:c="6"/>1. ĐDHĐ GIÁM SÁT XỔ SỐ: <text:s text:c="18"/></text:p>
      <text:p text:style-name="P9"><text:tab/>Ông/Bà: <text:placeholder text:placeholder-type="text">&lt;get_giamsat1()&gt;</text:placeholder><text:tab/>Chức vụ: <text:placeholder text:placeholder-type="text">&lt;get_cv_giamsat1()&gt;</text:placeholder></text:p>
      <text:p text:style-name="P9"><text:tab/>Ông/Bà: <text:placeholder text:placeholder-type="text">&lt;get_giamsat2()&gt;</text:placeholder><text:tab/>Chức vụ: <text:placeholder text:placeholder-type="text">&lt;get_cv_giamsat2()&gt;</text:placeholder></text:p>
      <text:p text:style-name="P9"><text:tab/>Ông/Bà: <text:placeholder text:placeholder-type="text">&lt;get_giamsat3()&gt;</text:placeholder><text:tab/>Chức vụ: <text:placeholder text:placeholder-type="text">&lt;get_cv_giamsat3()&gt;</text:placeholder></text:p>
      <text:list xml:id="list13066624771" text:style-name="L1">
        <text:list-item>
          <text:p text:style-name="P15">ĐDCTY TNHH XỔ SỐ TRÀ VINH:</text:p>
          <text:list>
            <text:list-item>
              <text:list>
                <text:list-item>
                  <text:list>
                    <text:list-item>
                      <text:list>
                        <text:list-item>
                          <text:list>
                            <text:list-item>
                              <text:list>
                                <text:list-item>
                                  <text:list>
                                    <text:list-item>
                                      <text:list>
                                        <text:list-item>
                                          <text:list>
                                            <text:list-header>
                                              <text:p text:style-name="P21"><text:span text:style-name="T8"><text:tab/>Ông/Bà: </text:span><text:span text:style-name="T8"><text:placeholder text:placeholder-type="text">&lt;get_ctyxs1()&gt;</text:placeholder></text:span><text:span text:style-name="T8"><text:tab/>Chức vụ: </text:span><text:span text:style-name="T8"><text:placeholder text:placeholder-type="text">&lt;get_cv_ctyxs1()&gt;</text:placeholder></text:span></text:p>
                                            </text:list-header>
                                          </text:list>
                                        </text:list-item>
                                      </text:list>
                                    </text:list-item>
                                  </text:list>
                                </text:list-item>
                              </text:list>
                            </text:list-item>
                          </text:list>
                        </text:list-item>
                      </text:list>
                    </text:list-item>
                  </text:list>
                </text:list-item>
              </text:list>
            </text:list-item>
          </text:list>
        </text:list-item>
      </text:list>
      <text:list xml:id="list146044719" text:style-name="L2">
        <text:list-item>
          <text:list>
            <text:list-item>
              <text:list>
                <text:list-item>
                  <text:list>
                    <text:list-item>
                      <text:list>
                        <text:list-item>
                          <text:list>
                            <text:list-item>
                              <text:list>
                                <text:list-item>
                                  <text:list>
                                    <text:list-item>
                                      <text:list>
                                        <text:list-item>
                                          <text:list>
                                            <text:list-header>
                                              <text:p text:style-name="P22"><text:span text:style-name="T8"><text:tab/>Ông/Bà: </text:span><text:span text:style-name="T8"><text:placeholder text:placeholder-type="text">&lt;get_ctyxs2()&gt;</text:placeholder></text:span><text:span text:style-name="T8"><text:tab/>Chức vụ: </text:span><text:span text:style-name="T8"><text:placeholder text:placeholder-type="text">&lt;get_cv_ctyxs2()&gt;</text:placeholder></text:span></text:p>
                                            </text:list-header>
                                          </text:list>
                                        </text:list-item>
                                      </text:list>
                                    </text:list-item>
                                  </text:list>
                                </text:list-item>
                              </text:list>
                            </text:list-item>
                          </text:list>
                        </text:list-item>
                      </text:list>
                    </text:list-item>
                  </text:list>
                </text:list-item>
              </text:list>
            </text:list-item>
          </text:list>
          <text:p text:style-name="P23"><text:tab/>Ông/Bà: <text:placeholder text:placeholder-type="text">&lt;get_ctyxs3()&gt;</text:placeholder><text:tab/>Chức vụ: <text:placeholder text:placeholder-type="text">&lt;get_cv_ctyxs3()&gt;</text:placeholder></text:p>
        </text:list-item>
      </text:list>
      <text:p text:style-name="P6">Sau khi xem xét lượng vé tiêu thụ của các đại lý, hội đồng thống nhất xác định doanh thu vé số tự chọn Trà Vinh cụ thể như sau: </text:p>
      <text:p text:style-name="P6"/>
      <text:p text:style-name="P4">II/ BẢNG TỔNG HỢP DOANH THU TIÊU THỤ:</text:p>
      <text:list xml:id="list1909827797" text:style-name="L3">
        <text:list-item>
          <text:p text:style-name="P16">Doanh thu:</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4"><text:span text:style-name="T4"><text:placeholder text:placeholder-type="text">&lt;for each="menhgia in get_menh_gia()"&gt;</text:placeholder></text:span> </text:p>
          </table:table-cell>
          <table:table-cell table:style-name="Table1.A1" office:value-type="string">
            <text:p text:style-name="P20"><text:placeholder text:placeholder-type="text">&lt;menhgia.name&gt;</text:placeholder></text:p>
          </table:table-cell>
          <table:table-cell table:style-name="Table1.A1" table:number-rows-spanned="2" office:value-type="string">
            <text:p text:style-name="P11"><text:placeholder text:placeholder-type="text">&lt;/for&gt;</text:placeholder></text:p>
          </table:table-cell>
          <table:table-cell table:style-name="Table1.A1" office:value-type="string">
            <text:p text:style-name="P5">TỔNG VÉ </text:p>
          </table:table-cell>
          <table:table-cell table:style-name="Table1.E1" office:value-type="string">
            <text:p text:style-name="P5">TỔNG CỘNG </text:p>
          </table:table-cell>
        </table:table-row>
        <table:table-row>
          <table:covered-table-cell/>
          <table:table-cell table:style-name="Table1.B2" office:value-type="string">
            <text:p text:style-name="P10"><text:placeholder text:placeholder-type="text">&lt;get_doanhthu_tieuthu(menhgia.id)&gt;</text:placeholder></text:p>
          </table:table-cell>
          <table:covered-table-cell/>
          <table:table-cell table:style-name="Table1.B2" office:value-type="string">
            <text:p text:style-name="P13"><text:placeholder text:placeholder-type="text">&lt;get_tong()['tongve']&gt;</text:placeholder></text:p>
          </table:table-cell>
          <table:table-cell table:style-name="Table1.E2" office:value-type="string">
            <text:p text:style-name="P14"><text:span text:style-name="T5"><text:placeholder text:placeholder-type="text">&lt;get_tong()['tongcong']&gt;</text:placeholder></text:span> đ</text:p>
          </table:table-cell>
        </table:table-row>
      </table:table>
      <text:p text:style-name="P6"/>
      <text:list xml:id="list569507580" text:style-name="L4">
        <text:list-item>
          <text:p text:style-name="P17">Trả thưởng:</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4"><text:span text:style-name="T4"><text:placeholder text:placeholder-type="text">&lt;for each="menhgia in get_menh_gia()"&gt;</text:placeholder></text:span> </text:p>
          </table:table-cell>
          <table:table-cell table:style-name="Table3.A1" office:value-type="string">
            <text:p text:style-name="P20"><text:placeholder text:placeholder-type="text">&lt;menhgia.name&gt;</text:placeholder></text:p>
          </table:table-cell>
          <table:table-cell table:style-name="Table3.A1" table:number-rows-spanned="2" office:value-type="string">
            <text:p text:style-name="P11"><text:placeholder text:placeholder-type="text">&lt;/for&gt;</text:placeholder></text:p>
          </table:table-cell>
          <table:table-cell table:style-name="Table3.A1" office:value-type="string">
            <text:p text:style-name="P5">TỔNG VÉ </text:p>
          </table:table-cell>
          <table:table-cell table:style-name="Table3.E1" office:value-type="string">
            <text:p text:style-name="P5">TỔNG CỘNG </text:p>
          </table:table-cell>
        </table:table-row>
        <table:table-row>
          <table:covered-table-cell/>
          <table:table-cell table:style-name="Table3.B2" office:value-type="string">
            <text:p text:style-name="P10"><text:placeholder text:placeholder-type="text">&lt;get_trathuong(menhgia)&gt;</text:placeholder></text:p>
          </table:table-cell>
          <table:covered-table-cell/>
          <table:table-cell table:style-name="Table3.B2" office:value-type="string">
            <text:p text:style-name="P13"><text:placeholder text:placeholder-type="text">&lt;get_tong_trathuong()['tongve']&gt;</text:placeholder></text:p>
          </table:table-cell>
          <table:table-cell table:style-name="Table3.E2" office:value-type="string">
            <text:p text:style-name="P14"><text:span text:style-name="T5"><text:placeholder text:placeholder-type="text">&lt;get_tong_trathuong()['tongcong']&gt;</text:placeholder></text:span> đ</text:p>
          </table:table-cell>
        </table:table-row>
      </table:table>
      <text:p text:style-name="P6"/>
      <text:p text:style-name="P4">III/ GIÁ TRỊ VÉ HỎNG VÀ VÉ SAI KỸ THUẬT: </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2" office:value-type="string">
            <text:p text:style-name="P4"><text:span text:style-name="T4"><text:placeholder text:placeholder-type="text">&lt;for each="menhgia in get_menh_gia()"&gt;</text:placeholder></text:span> </text:p>
          </table:table-cell>
          <table:table-cell table:style-name="Table2.A1" office:value-type="string">
            <text:p text:style-name="P20"><text:placeholder text:placeholder-type="text">&lt;menhgia.name&gt;</text:placeholder></text:p>
          </table:table-cell>
          <table:table-cell table:style-name="Table2.A1" table:number-rows-spanned="2" office:value-type="string">
            <text:p text:style-name="P11"><text:placeholder text:placeholder-type="text">&lt;/for&gt;</text:placeholder></text:p>
          </table:table-cell>
          <table:table-cell table:style-name="Table2.A1" office:value-type="string">
            <text:p text:style-name="P5">TỔNG VÉ </text:p>
          </table:table-cell>
          <table:table-cell table:style-name="Table2.E1" office:value-type="string">
            <text:p text:style-name="P19">TỔNG CỘNG </text:p>
          </table:table-cell>
        </table:table-row>
        <table:table-row>
          <table:covered-table-cell/>
          <table:table-cell table:style-name="Table2.B2" office:value-type="string">
            <text:p text:style-name="P10"><text:placeholder text:placeholder-type="text">&lt;get_sai_kythuat(menhgia.id)&gt;</text:placeholder></text:p>
          </table:table-cell>
          <table:covered-table-cell/>
          <table:table-cell table:style-name="Table2.B2" office:value-type="string">
            <text:p text:style-name="P10"><text:placeholder text:placeholder-type="text">&lt;get_tong_sai_kythuat()['tongve']&gt;</text:placeholder></text:p>
          </table:table-cell>
          <table:table-cell table:style-name="Table2.E2" office:value-type="string">
            <text:p text:style-name="P10"><text:placeholder text:placeholder-type="text">&lt;get_tong_sai_kythuat()['tongcong']&gt;</text:placeholder> đ</text:p>
          </table:table-cell>
        </table:table-row>
      </table:table>
      <text:p text:style-name="P6"/>
      <text:p text:style-name="P6">Biên bản lập vào lúc 16 giờ cùng ngày, được các thành viên trong hội đồng nhất trí thông qua và Ký tên <text:soft-page-break/>vào biên bản. </text:p>
      <text:p text:style-name="P6"/>
      <text:p text:style-name="P3"><text:s text:c="6"/>ĐDHĐ GIÁM SÁT XỔ SỐ<text:tab/>GIÁM ĐỐC<text:tab/>NGƯỜI GHI BIÊN BẢN <text:s text:c="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s New Roman"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98in" fo:margin-bottom="0.791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6-03-23T15:09:28</dc:date>
    <meta:editing-duration>PT2H11M6S</meta:editing-duration>
    <meta:editing-cycles>174</meta:editing-cycles>
    <meta:generator>LibreOffice/3.5$Linux_X86_64 LibreOffice_project/350m1$Build-2</meta:generator>
    <dc:creator>tien </dc:creator>
    <meta:document-statistic meta:table-count="3" meta:image-count="0" meta:object-count="0" meta:page-count="2" meta:paragraph-count="49" meta:word-count="264" meta:character-count="1797" meta:non-whitespace-character-count="1435"/>
  </office:meta>
</office:document-meta>
</file>